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24-03-1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23-03-28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22-03-1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21-03-1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20-03-2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9-03-2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8-03-1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7-03-22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6-03-17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5-03-20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4-03-1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3-03-14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2-03-2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10-03-1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9-03-17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8-03-25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7-03-14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2000-03-2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9-03-0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8-03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7-03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803112140201</text:p>
          </table:table-cell>
          <table:table-cell office:value-type="string" calcext:value-type="string">
            <text:p>198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